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fo:text-align="start" style:justify-single-word="false"/>
      <style:text-properties officeooo:paragraph-rsid="002c89fa"/>
    </style:style>
    <style:style style:name="P2" style:family="paragraph" style:parent-style-name="Text_20_body">
      <style:text-properties style:font-name="Times New Roman" fo:font-size="12pt"/>
    </style:style>
    <style:style style:name="P3" style:family="paragraph" style:parent-style-name="Table_20_Contents">
      <style:paragraph-properties text:number-lines="true" text:line-number="0"/>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9"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P10" style:family="paragraph" style:parent-style-name="Footnote">
      <style:paragraph-properties text:number-lines="false" text:line-number="0"/>
    </style:style>
    <style:style style:name="P11" style:family="paragraph" style:parent-style-name="Footnote">
      <style:paragraph-properties text:number-lines="false" text:line-number="0"/>
      <style:text-properties officeooo:paragraph-rsid="001c4272"/>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Table_20_Contents">
      <style:paragraph-properties fo:margin-top="0in" fo:margin-bottom="0in" loext:contextual-spacing="false"/>
    </style:style>
    <style:style style:name="P15" style:family="paragraph" style:parent-style-name="Table_20_Contents">
      <style:paragraph-properties fo:margin-top="0in" fo:margin-bottom="0in" loext:contextual-spacing="false" fo:text-align="start" style:justify-single-word="false"/>
      <style:text-properties officeooo:paragraph-rsid="002c89fa"/>
    </style:style>
    <style:style style:name="P16" style:family="paragraph" style:parent-style-name="Table_20_Contents">
      <style:paragraph-properties fo:margin-top="0in" fo:margin-bottom="0in" loext:contextual-spacing="false" fo:text-align="center" style:justify-single-word="false"/>
    </style:style>
    <style:style style:name="P17" style:family="paragraph" style:parent-style-name="Table_20_Contents">
      <style:paragraph-properties fo:margin-top="0in" fo:margin-bottom="0in" loext:contextual-spacing="false" fo:text-align="center" style:justify-single-word="false"/>
      <style:text-properties officeooo:paragraph-rsid="0031b110"/>
    </style:style>
    <style:style style:name="P18"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9" style:family="paragraph" style:parent-style-name="Table_20_Contents">
      <style:paragraph-properties fo:margin-top="0in" fo:margin-bottom="0in" loext:contextual-spacing="false" fo:text-align="center" style:justify-single-word="false"/>
      <style:text-properties fo:font-weight="bold" officeooo:rsid="001a8842" officeooo:paragraph-rsid="001a8842" style:font-weight-asian="bold" style:font-weight-complex="bold"/>
    </style:style>
    <style:style style:name="P20" style:family="paragraph" style:parent-style-name="Table_20_Contents">
      <style:paragraph-properties fo:margin-top="0in" fo:margin-bottom="0in" loext:contextual-spacing="false" fo:text-align="center" style:justify-single-word="false"/>
      <style:text-properties officeooo:rsid="001a8842" officeooo:paragraph-rsid="001a8842"/>
    </style:style>
    <style:style style:name="P21" style:family="paragraph" style:parent-style-name="Table_20_Contents">
      <style:paragraph-properties fo:margin-top="0in" fo:margin-bottom="0in" loext:contextual-spacing="false" fo:text-align="center" style:justify-single-word="false"/>
      <style:text-properties officeooo:rsid="001c4272" officeooo:paragraph-rsid="001c4272"/>
    </style:style>
    <style:style style:name="P22" style:family="paragraph" style:parent-style-name="Table_20_Heading">
      <style:paragraph-properties fo:margin-top="0in" fo:margin-bottom="0in" loext:contextual-spacing="false"/>
    </style:style>
    <style:style style:name="P23" style:family="paragraph" style:parent-style-name="Table_20_Heading">
      <style:paragraph-properties fo:margin-top="0in" fo:margin-bottom="0in" loext:contextual-spacing="false" fo:text-align="center" style:justify-single-word="false"/>
    </style:style>
    <style:style style:name="P24" style:family="paragraph" style:parent-style-name="Table_20_Heading">
      <style:paragraph-properties fo:margin-top="0in" fo:margin-bottom="0in" loext:contextual-spacing="false" fo:text-align="center" style:justify-single-word="false"/>
      <style:text-properties officeooo:rsid="001c4272"/>
    </style:style>
    <style:style style:name="P25" style:family="paragraph" style:parent-style-name="Table_20_Heading">
      <style:paragraph-properties fo:margin-top="0in" fo:margin-bottom="0in" loext:contextual-spacing="false" fo:text-align="center" style:justify-single-word="false"/>
      <style:text-properties officeooo:rsid="001c4272" officeooo:paragraph-rsid="001c4272"/>
    </style:style>
    <style:style style:name="P26" style:family="paragraph" style:parent-style-name="Text_20_body">
      <style:text-properties style:font-name="Times New Roman" fo:font-size="12pt"/>
    </style:style>
    <style:style style:name="P27" style:family="paragraph" style:parent-style-name="Table_20_Contents">
      <style:paragraph-properties text:number-lines="true" text:line-number="0"/>
    </style:style>
    <style:style style:name="P28" style:family="paragraph" style:parent-style-name="Standard">
      <style:paragraph-properties text:number-lines="true" text:line-number="0"/>
    </style:style>
    <style:style style:name="P2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0" style:family="paragraph" style:parent-style-name="Table_20_Contents">
      <style:paragraph-properties fo:break-before="page"/>
    </style:style>
    <style:style style:name="P31"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32" style:family="paragraph" style:parent-style-name="Footnote">
      <style:text-properties officeooo:rsid="001c4272" officeooo:paragraph-rsid="001c4272"/>
    </style:style>
    <style:style style:name="P33" style:family="paragraph" style:parent-style-name="Table_20_Contents">
      <style:paragraph-properties fo:margin-left="0in" fo:margin-right="-0.0043in" fo:margin-top="0in" fo:margin-bottom="0in" loext:contextual-spacing="false" fo:text-align="start" style:justify-single-word="false" fo:text-indent="0in" style:auto-text-indent="false"/>
      <style:text-properties officeooo:paragraph-rsid="001c4272"/>
    </style:style>
    <style:style style:name="P34" style:family="paragraph" style:parent-style-name="Standard">
      <style:text-properties fo:color="#000000" style:font-name="Times New Roman" fo:font-size="12pt" fo:font-weight="normal" style:font-weight-asian="normal" style:font-weight-complex="normal"/>
    </style:style>
    <style:style style:name="P35" style:family="paragraph" style:parent-style-name="Standard">
      <style:paragraph-properties fo:margin-top="0.1201in" fo:margin-bottom="0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Standard" style:list-style-name="L4"/>
    <style:style style:name="P41" style:family="paragraph" style:parent-style-name="Standard" style:list-style-name="L4">
      <style:text-properties style:font-name="Times New Roman"/>
    </style:style>
    <style:style style:name="P42" style:family="paragraph" style:parent-style-name="Standard" style:list-style-name="L5"/>
    <style:style style:name="P43" style:family="paragraph" style:parent-style-name="Standard" style:list-style-name="L6">
      <style:paragraph-properties fo:margin-top="0in" fo:margin-bottom="0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4" style:family="paragraph" style:parent-style-name="Standard" style:list-style-name="L6">
      <style:paragraph-properties fo:margin-top="0in" fo:margin-bottom="0.1181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5" style:family="paragraph" style:parent-style-name="Table_20_Contents">
      <style:paragraph-properties text:number-lines="true" text:line-number="0"/>
    </style:style>
    <style:style style:name="P46" style:family="paragraph" style:parent-style-name="Table_20_Contents" style:list-style-name="L7">
      <style:paragraph-properties text:number-lines="true" text:line-number="0"/>
    </style:style>
    <style:style style:name="P47" style:family="paragraph" style:parent-style-name="Table_20_Contents" style:list-style-name="L7">
      <style:paragraph-properties text:number-lines="true" text:line-number="0"/>
      <style:text-properties officeooo:paragraph-rsid="00150aad"/>
    </style:style>
    <style:style style:name="P48" style:family="paragraph" style:parent-style-name="Table_20_Contents">
      <style:paragraph-properties fo:margin-top="0in" fo:margin-bottom="0in" loext:contextual-spacing="false" fo:text-align="start" style:justify-single-word="false"/>
      <style:text-properties officeooo:paragraph-rsid="002c89fa"/>
    </style:style>
    <style:style style:name="P49" style:family="paragraph" style:parent-style-name="Heading_20_3">
      <style:paragraph-properties text:number-lines="true" text:line-number="0"/>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Text_20_body">
      <style:text-properties style:font-name="Times New Roman" fo:font-size="12pt"/>
    </style:style>
    <style:style style:name="P52" style:family="paragraph" style:parent-style-name="Heading_20_1" style:master-page-name="First_20_Page">
      <style:paragraph-properties style:page-number="auto"/>
    </style:style>
    <style:style style:name="P53" style:family="paragraph" style:parent-style-name="Contents_20_2">
      <style:paragraph-properties>
        <style:tab-stops>
          <style:tab-stop style:position="6.9252in" style:type="right" style:leader-style="dotted" style:leader-text="."/>
        </style:tab-stops>
      </style:paragraph-properties>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88fe"/>
    </style:style>
    <style:style style:name="T2" style:family="text">
      <style:text-properties officeooo:rsid="00183aea"/>
    </style:style>
    <style:style style:name="T3" style:family="text">
      <style:text-properties officeooo:rsid="00217371"/>
    </style:style>
    <style:style style:name="T4" style:family="text">
      <style:text-properties style:text-position="super 58%"/>
    </style:style>
    <style:style style:name="T5" style:family="text">
      <style:text-properties officeooo:rsid="00223676"/>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db2de" style:font-size-asian="8pt" style:font-size-complex="8pt"/>
    </style:style>
    <style:style style:name="T9" style:family="text">
      <style:text-properties fo:font-size="8pt" officeooo:rsid="001db2de" style:font-size-asian="8pt"/>
    </style:style>
    <style:style style:name="T10"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1" style:family="text">
      <style:text-properties fo:font-size="9pt" style:font-size-asian="9pt"/>
    </style:style>
    <style:style style:name="T12" style:family="text">
      <style:text-properties officeooo:rsid="001f88fe"/>
    </style:style>
    <style:style style:name="T13" style:family="text">
      <style:text-properties officeooo:rsid="00183aea"/>
    </style:style>
    <style:style style:name="T14" style:family="text">
      <style:text-properties officeooo:rsid="00217371"/>
    </style:style>
    <style:style style:name="T15" style:family="text">
      <style:text-properties style:text-position="super 58%"/>
    </style:style>
    <style:style style:name="T16" style:family="text">
      <style:text-properties officeooo:rsid="00223676"/>
    </style:style>
    <style:style style:name="T17" style:family="text">
      <style:text-properties style:font-name="Times New Roman"/>
    </style:style>
    <style:style style:name="T18" style:family="text">
      <style:text-properties fo:color="#000000" style:font-name="Times New Roman" fo:font-size="12pt" style:font-name-asian="TimesNewRomanPSMT" style:font-size-asian="12pt" style:font-name-complex="TimesNewRomanPSMT" style:font-size-complex="12pt"/>
    </style:style>
    <style:style style:name="T19" style:family="text">
      <style:text-properties officeooo:rsid="0019faba"/>
    </style:style>
    <style:style style:name="T20" style:family="text">
      <style:text-properties officeooo:rsid="001c4272"/>
    </style:style>
    <style:style style:name="T21" style:family="text">
      <style:text-properties officeooo:rsid="0027e5d7"/>
    </style:style>
    <style:style style:name="T22" style:family="text">
      <style:text-properties officeooo:rsid="001d6401"/>
    </style:style>
    <style:style style:name="T23" style:family="text">
      <style:text-properties officeooo:rsid="002c89fa"/>
    </style:style>
    <style:style style:name="T24" style:family="text">
      <style:text-properties officeooo:rsid="0031b110"/>
    </style:style>
    <style:style style:name="T2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451777263136" text:id="ct140451777263136">
          <text:insertion>
            <office:change-info>
              <dc:creator>David Harris</dc:creator>
              <dc:date>2016-02-03T22:51:00</dc:date>
            </office:change-info>
          </text:insertion>
        </text:changed-region>
        <text:changed-region xml:id="ct140451273609760" text:id="ct140451273609760">
          <text:deletion>
            <office:change-info>
              <dc:creator>David Harris</dc:creator>
              <dc:date>2016-02-03T22:50:00</dc:date>
            </office:change-info>
            <text:p text:style-name="P1">(2 bytes)</text:p>
          </text:deletion>
        </text:changed-region>
        <text:changed-region xml:id="ct140451273949648" text:id="ct140451273949648">
          <text:insertion>
            <office:change-info>
              <dc:creator>David Harris</dc:creator>
              <dc:date>2016-02-03T22:51:00</dc:date>
            </office:change-info>
          </text:insertion>
        </text:changed-region>
        <text:changed-region xml:id="ct140451274080080" text:id="ct140451274080080">
          <text:deletion>
            <office:change-info>
              <dc:creator>David Harris</dc:creator>
              <dc:date>2016-02-03T22:50:00</dc:date>
            </office:change-info>
            <text:p text:style-name="P1"><office:annotation><dc:creator>Balazs Racz</dc:creator><dc:date>2016-02-03T22:06:00</dc:date><text:list text:style-name=""><text:list-item><text:p text:style-name="P54"><text:span text:style-name="T25">We should add “additional error information” here for the bytes after these two.</text:span></text:p></text:list-item></text:list></office:annotation></text:p>
          </text:deletion>
        </text:changed-region>
        <text:changed-region xml:id="ct140451273406928" text:id="ct140451273406928">
          <text:insertion>
            <office:change-info>
              <dc:creator>David Harris</dc:creator>
              <dc:date>2016-02-03T22:49:00</dc:date>
            </office:change-info>
          </text:insertion>
        </text:changed-region>
        <text:changed-region xml:id="ct140451731665264" text:id="ct140451731665264">
          <text:deletion>
            <office:change-info>
              <dc:creator>David Harris</dc:creator>
              <dc:date>2016-02-03T22:53:00</dc:date>
            </office:change-info>
            <text:h text:style-name="Heading_20_3" text:outline-level="3">s</text:h>
          </text:deletion>
        </text:changed-region>
        <text:changed-region xml:id="ct140451777156656" text:id="ct140451777156656">
          <text:deletion>
            <office:change-info>
              <dc:creator>David Harris</dc:creator>
              <dc:date>2016-01-29T14:21:00</dc:date>
            </office:change-info>
            <text:p text:style-name="Standard"><text:span text:style-name="T1">contains 16 bits</text:span></text:p>
          </text:deletion>
        </text:changed-region>
        <text:changed-region xml:id="ct140451273915152" text:id="ct140451273915152">
          <text:deletion>
            <office:change-info>
              <dc:creator>David Harris</dc:creator>
              <dc:date>2016-02-03T22:54:00</dc:date>
            </office:change-info>
            <text:p text:style-name="Standard"><text:span text:style-name="T1"><text:s/>and </text:span></text:p>
          </text:deletion>
        </text:changed-region>
        <text:changed-region xml:id="ct140451273914944" text:id="ct140451273914944">
          <text:deletion>
            <office:change-info>
              <dc:creator>David Harris</dc:creator>
              <dc:date>2016-02-03T22:55:00</dc:date>
            </office:change-info>
            <text:p text:style-name="Standard"><text:span text:style-name="T1">shall </text:span></text:p>
          </text:deletion>
        </text:changed-region>
        <text:changed-region xml:id="ct140451569576960" text:id="ct140451569576960">
          <text:deletion>
            <office:change-info>
              <dc:creator>David Harris</dc:creator>
              <dc:date>2016-02-03T22:54:00</dc:date>
            </office:change-info>
            <text:p text:style-name="Standard"><text:span text:style-name="T1">use the codes defined in the OpenLCB</text:span></text:p>
          </text:deletion>
        </text:changed-region>
        <text:changed-region xml:id="ct140451732363408" text:id="ct140451732363408">
          <text:insertion>
            <office:change-info>
              <dc:creator>David Harris</dc:creator>
              <dc:date>2016-02-03T22:54:00</dc:date>
            </office:change-info>
          </text:insertion>
        </text:changed-region>
        <text:changed-region xml:id="ct140451776782128" text:id="ct140451776782128">
          <text:deletion>
            <office:change-info>
              <dc:creator>David Harris</dc:creator>
              <dc:date>2016-02-03T22:53:00</dc:date>
            </office:change-info>
            <text:p text:style-name="P2">Nodes may, but are not required to, use <text:span text:style-name="T2">0-3 </text:span>of the error code field to define specific error codes in concert with the flag bits defined above. </text:p>
          </text:deletion>
        </text:changed-region>
        <text:changed-region xml:id="ct140451732405568" text:id="ct140451732405568">
          <text:insertion>
            <office:change-info>
              <dc:creator>David Harris</dc:creator>
              <dc:date>2016-01-29T14:25:00</dc:date>
            </office:change-info>
          </text:insertion>
        </text:changed-region>
        <text:changed-region xml:id="ct140451274230112" text:id="ct140451274230112">
          <text:insertion>
            <office:change-info>
              <dc:creator>David Harris</dc:creator>
              <dc:date>2016-01-29T14:26:00</dc:date>
            </office:change-info>
          </text:insertion>
        </text:changed-region>
        <text:changed-region xml:id="ct140451776866032" text:id="ct140451776866032">
          <text:deletion>
            <office:change-info>
              <dc:creator>Balazs Racz</dc:creator>
              <dc:date>2016-02-04T09:26:00</dc:date>
            </office:change-info>
            <text:p text:style-name="Standard"><text:span text:style-name="T3">must</text:span></text:p>
          </text:deletion>
        </text:changed-region>
        <text:changed-region xml:id="ct140451273658944" text:id="ct140451273658944">
          <text:insertion>
            <office:change-info>
              <dc:creator>Balazs Racz</dc:creator>
              <dc:date>2016-02-04T09:26:00</dc:date>
            </office:change-info>
          </text:insertion>
        </text:changed-region>
        <text:changed-region xml:id="ct140451776660496" text:id="ct140451776660496">
          <text:insertion>
            <office:change-info>
              <dc:creator>David Harris</dc:creator>
              <dc:date>2016-01-29T14:26:00</dc:date>
            </office:change-info>
          </text:insertion>
        </text:changed-region>
        <text:changed-region xml:id="ct140451731676336" text:id="ct140451731676336">
          <text:deletion>
            <office:change-info>
              <dc:creator>Balazs Racz</dc:creator>
              <dc:date>2016-02-03T22:19:00</dc:date>
            </office:change-info>
            <text:p text:style-name="Standard"><text:span text:style-name="T3">,</text:span></text:p>
          </text:deletion>
        </text:changed-region>
        <text:changed-region xml:id="ct140451731966144" text:id="ct140451731966144">
          <text:insertion>
            <office:change-info>
              <dc:creator>David Harris</dc:creator>
              <dc:date>2016-01-29T14:26:00</dc:date>
            </office:change-info>
          </text:insertion>
        </text:changed-region>
        <text:changed-region xml:id="ct140451776839808" text:id="ct140451776839808">
          <text:deletion>
            <office:change-info>
              <dc:creator>Balazs Racz</dc:creator>
              <dc:date>2016-02-03T22:19:00</dc:date>
            </office:change-info>
            <text:p text:style-name="Standard"><text:span text:style-name="T3">,</text:span></text:p>
          </text:deletion>
        </text:changed-region>
        <text:changed-region xml:id="ct140451777391104" text:id="ct140451777391104">
          <text:insertion>
            <office:change-info>
              <dc:creator>David Harris</dc:creator>
              <dc:date>2016-01-29T14:26:00</dc:date>
            </office:change-info>
          </text:insertion>
        </text:changed-region>
        <text:changed-region xml:id="ct140451273672560" text:id="ct140451273672560">
          <text:insertion>
            <office:change-info>
              <dc:creator>David Harris</dc:creator>
              <dc:date>2016-02-03T22:55:00</dc:date>
            </office:change-info>
          </text:insertion>
        </text:changed-region>
        <text:changed-region xml:id="ct140451732469808" text:id="ct140451732469808">
          <text:deletion>
            <office:change-info>
              <dc:creator>David Harris</dc:creator>
              <dc:date>2016-02-03T22:55:00</dc:date>
            </office:change-info>
            <text:p text:style-name="Standard"><text:span text:style-name="T3"><office:annotation><dc:creator>Balazs Racz</dc:creator><dc:date>2016-02-03T22:19:54</dc:date><text:list text:continue-numbering="true" text:style-name=""><text:list-item><text:p text:style-name="P54"><text:span text:style-name="T25">Or a timeout occurs.</text:span></text:p></text:list-item></text:list></office:annotation></text:span></text:p>
          </text:deletion>
        </text:changed-region>
        <text:changed-region xml:id="ct140451273824576" text:id="ct140451273824576">
          <text:insertion>
            <office:change-info>
              <dc:creator>David Harris</dc:creator>
              <dc:date>2016-01-29T14:26:00</dc:date>
            </office:change-info>
          </text:insertion>
        </text:changed-region>
        <text:changed-region xml:id="ct140451273795856" text:id="ct140451273795856">
          <text:deletion>
            <office:change-info>
              <dc:creator>David Harris</dc:creator>
              <dc:date>2016-01-29T14:27:00</dc:date>
            </office:change-info>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deletion>
        </text:changed-region>
        <text:changed-region xml:id="ct140451273659152" text:id="ct140451273659152">
          <text:deletion>
            <office:change-info>
              <dc:creator>David Harris</dc:creator>
              <dc:date>2016-01-29T14:29:00</dc:date>
            </office:change-info>
            <text:p text:style-name="Standard">the</text:p>
          </text:deletion>
        </text:changed-region>
        <text:changed-region xml:id="ct140451275491456" text:id="ct140451275491456">
          <text:deletion>
            <office:change-info>
              <dc:creator>David Harris</dc:creator>
              <dc:date>2016-02-06T14:56:00</dc:date>
            </office:change-info>
            <text:p text:style-name="Standard"><text:s/></text:p>
          </text:deletion>
        </text:changed-region>
        <text:changed-region xml:id="ct140451776595008" text:id="ct140451776595008">
          <text:insertion>
            <office:change-info>
              <dc:creator>David Harris</dc:creator>
              <dc:date>2016-01-29T14:29:00</dc:date>
            </office:change-info>
          </text:insertion>
        </text:changed-region>
        <text:changed-region xml:id="ct140451776585440" text:id="ct140451776585440">
          <text:insertion>
            <office:change-info>
              <dc:creator>David Harris</dc:creator>
              <dc:date>2016-01-29T14:28:00</dc:date>
            </office:change-info>
          </text:insertion>
        </text:changed-region>
        <text:changed-region xml:id="ct140451273976624" text:id="ct140451273976624">
          <text:deletion>
            <office:change-info>
              <dc:creator>David Harris</dc:creator>
              <dc:date>2016-01-29T14:28:00</dc:date>
            </office:change-info>
            <text:p text:style-name="Standard"><text:span text:style-name="T3">Resend OK bit set</text:span></text:p>
          </text:deletion>
        </text:changed-region>
        <text:changed-region xml:id="ct140451273530128" text:id="ct140451273530128">
          <text:deletion>
            <office:change-info>
              <dc:creator>David Harris</dc:creator>
              <dc:date>2016-01-29T14:29:00</dc:date>
            </office:change-info>
            <text:p text:style-name="Standard">the Resend OK bit <text:span text:style-name="T2">clear</text:span></text:p>
          </text:deletion>
        </text:changed-region>
        <text:changed-region xml:id="ct140451731577568" text:id="ct140451731577568">
          <text:insertion>
            <office:change-info>
              <dc:creator>David Harris</dc:creator>
              <dc:date>2016-01-29T14:29:00</dc:date>
            </office:change-info>
          </text:insertion>
        </text:changed-region>
        <text:changed-region xml:id="ct140451273513952" text:id="ct140451273513952">
          <text:insertion>
            <office:change-info>
              <dc:creator>Balazs Racz</dc:creator>
              <dc:date>2016-02-04T09:36:00</dc:date>
            </office:change-info>
          </text:insertion>
        </text:changed-region>
        <text:changed-region xml:id="ct140451732144640" text:id="ct140451732144640">
          <text:insertion>
            <office:change-info>
              <dc:creator>Balazs Racz</dc:creator>
              <dc:date>2016-02-03T22:25:00</dc:date>
            </office:change-info>
          </text:insertion>
        </text:changed-region>
        <text:changed-region xml:id="ct140451273991904" text:id="ct140451273991904">
          <text:deletion>
            <office:change-info>
              <dc:creator>Balazs Racz</dc:creator>
              <dc:date>2016-02-04T08:46:00</dc:date>
            </office:change-info>
            <text:p text:style-name="P3">. </text:p>
          </text:deletion>
        </text:changed-region>
        <text:changed-region xml:id="ct140451777306320" text:id="ct140451777306320">
          <text:deletion>
            <office:change-info>
              <dc:creator>David Harris</dc:creator>
              <dc:date>2016-02-03T22:56:00</dc:date>
            </office:change-info>
            <text:p text:style-name="P3">A node shall not interleave transmission of frames from more than one datagram to the same target node</text:p>
          </text:deletion>
        </text:changed-region>
        <text:changed-region xml:id="ct140451777016080" text:id="ct140451777016080">
          <text:insertion>
            <office:change-info>
              <dc:creator>David Harris</dc:creator>
              <dc:date>2016-01-30T15:14:00</dc:date>
            </office:change-info>
          </text:insertion>
        </text:changed-region>
        <text:changed-region xml:id="ct140451777351808" text:id="ct140451777351808">
          <text:insertion>
            <office:change-info>
              <dc:creator>David Harris</dc:creator>
              <dc:date>2016-01-30T15:15:00</dc:date>
            </office:change-info>
          </text:insertion>
        </text:changed-region>
        <text:changed-region xml:id="ct140451776694048" text:id="ct140451776694048">
          <text:deletion>
            <office:change-info>
              <dc:creator>David Harris</dc:creator>
              <dc:date>2016-01-30T15:15:00</dc:date>
            </office:change-info>
            <text:p text:style-name="P3"><text:span text:style-name="T5">the Transport error and Resend OK bits se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7256911709696028663" text:style-name="L4">
        <text:list-item>
          <text:p text:style-name="P40"><text:span text:style-name="T17">The OpenLCB Message Network Standard, which </text:span><text:span text:style-name="T18">defines the basic messages and how they interact. Higher-level protocols are based on this message network, but are defined elsewhere.</text:span><text:span text:style-name="T17"> The Message Network Standard defines the global error codes which are referenced here.</text:span></text:p>
        </text:list-item>
        <text:list-item>
          <text:p text:style-name="P41">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8">Name</text:p>
          </table:table-cell>
          <table:table-cell table:style-name="Table4.A1" office:value-type="string">
            <text:p text:style-name="P19">Simple Nod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Common MTI</text:p>
          </table:table-cell>
          <table:table-cell table:style-name="Table4.F1" office:value-type="string">
            <text:p text:style-name="P18">Data Content</text:p>
          </table:table-cell>
        </table:table-row>
        <table:table-row>
          <table:table-cell table:style-name="Table4.A2" office:value-type="string">
            <text:p text:style-name="P14">Datagram Content</text:p>
          </table:table-cell>
          <table:table-cell table:style-name="Table4.B2" office:value-type="string">
            <text:p text:style-name="P20">N</text:p>
          </table:table-cell>
          <table:table-cell table:style-name="Table4.C2" office:value-type="string">
            <text:p text:style-name="P16">Y</text:p>
          </table:table-cell>
          <table:table-cell table:style-name="Table4.D2" office:value-type="string">
            <text:p text:style-name="P16">N</text:p>
          </table:table-cell>
          <table:table-cell table:style-name="Table4.E2" office:value-type="string">
            <text:p text:style-name="P16">0x1C48</text:p>
          </table:table-cell>
          <table:table-cell table:style-name="Table4.F2" office:value-type="string">
            <text:p text:style-name="P16">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8">Name</text:p>
          </table:table-cell>
          <table:table-cell table:style-name="Table2.A1" office:value-type="string">
            <text:p text:style-name="P19">Simple Node</text:p>
          </table:table-cell>
          <table:table-cell table:style-name="Table2.A1" office:value-type="string">
            <text:p text:style-name="P18">Dest ID</text:p>
          </table:table-cell>
          <table:table-cell table:style-name="Table2.A1" office:value-type="string">
            <text:p text:style-name="P18">Event ID</text:p>
          </table:table-cell>
          <table:table-cell table:style-name="Table2.A1" office:value-type="string">
            <text:p text:style-name="P18">Common MTI</text:p>
          </table:table-cell>
          <table:table-cell table:style-name="Table2.F1" office:value-type="string">
            <text:p text:style-name="P18">Data Content</text:p>
          </table:table-cell>
        </table:table-row>
        <table:table-row>
          <table:table-cell table:style-name="Table2.A2" office:value-type="string">
            <text:p text:style-name="P14">Datagram Received OK</text:p>
          </table:table-cell>
          <table:table-cell table:style-name="Table2.B2" office:value-type="string">
            <text:p text:style-name="P20">N</text:p>
          </table:table-cell>
          <table:table-cell table:style-name="Table2.C2" office:value-type="string">
            <text:p text:style-name="P16">Y</text:p>
          </table:table-cell>
          <table:table-cell table:style-name="Table2.D2" office:value-type="string">
            <text:p text:style-name="P16">N</text:p>
          </table:table-cell>
          <table:table-cell table:style-name="Table2.E2" office:value-type="string">
            <text:p text:style-name="P16">0x0A28</text:p>
          </table:table-cell>
          <table:table-cell table:style-name="Table2.F2" office:value-type="string">
            <text:p text:style-name="P16">Flags (1 byte)</text:p>
          </table:table-cell>
        </table:table-row>
      </table:table>
      <text:p text:style-name="Standard"/>
      <text:p text:style-name="Standard">The flag bits are defined as:</text:p>
      <text:list xml:id="list6082292684952734178" text:style-name="L5">
        <text:list-item>
          <text:p text:style-name="P42">MSB 0x80 – Reply Pending – Use is defined by higher-level protocols. <text:s/></text:p>
        </text:list-item>
        <text:list-item>
          <text:p text:style-name="P42">Low four bits 0x0F – Timeout Value – Zero indicates no timeout value. A value N of 0<text:span text:style-name="T19">x</text:span>01 through 0x0F indicates that the pending reply will be transmitted before 2<text:span text:style-name="T4">N</text:span> seconds have elapsed; if not, an error has occurred.</text:p>
        </text:list-item>
        <text:list-item>
          <text:p text:style-name="P42">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8">Name</text:p>
          </table:table-cell>
          <table:table-cell table:style-name="Table3.A1" office:value-type="string">
            <text:p text:style-name="P19">Simple Nod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Common MTI</text:p>
          </table:table-cell>
          <table:table-cell table:style-name="Table3.F1" office:value-type="string">
            <text:p text:style-name="P18">Data Content</text:p>
          </table:table-cell>
        </table:table-row>
        <table:table-row>
          <table:table-cell table:style-name="Table3.A2" office:value-type="string">
            <text:p text:style-name="P14">Datagram Rejected</text:p>
          </table:table-cell>
          <table:table-cell table:style-name="Table3.B2" office:value-type="string">
            <text:p text:style-name="P20">N</text:p>
          </table:table-cell>
          <table:table-cell table:style-name="Table3.C2" office:value-type="string">
            <text:p text:style-name="P16">Y</text:p>
          </table:table-cell>
          <table:table-cell table:style-name="Table3.D2" office:value-type="string">
            <text:p text:style-name="P16">N</text:p>
          </table:table-cell>
          <table:table-cell table:style-name="Table3.E2" office:value-type="string">
            <text:p text:style-name="P16">0x0A48</text:p>
          </table:table-cell>
          <table:table-cell table:style-name="Table3.F2" office:value-type="string">
            <text:p text:style-name="P1">Error Code<text:change-start text:change-id="ct140451777263136"/>,<text:change-end text:change-id="ct140451777263136"/><text:change text:change-id="ct140451273609760"/><text:change-start text:change-id="ct140451273949648"/> optional info<text:change-end text:change-id="ct140451273949648"/><text:change text:change-id="ct140451274080080"/></text:p>
          </table:table-cell>
        </table:table-row>
      </table:table>
      <text:p text:style-name="P35"><text:change-start text:change-id="ct140451273406928"/><text:span text:style-name="T23">T</text:span>he data contents are, in order:</text:p>
      <text:list xml:id="list6849443989801630523" text:style-name="L6">
        <text:list-item>
          <text:p text:style-name="P43">Two bytes of error code. <text:s/></text:p>
        </text:list-item>
        <text:list-item>
          <text:p text:style-name="P44">Any extra bytes that the node wishes to include. There can be zero or more of these, <text:span text:style-name="T22">to a maximum of 64 bytes</text:span>. These shall be described in the node documentation.<text:change-end text:change-id="ct140451273406928"/></text:p>
        </text:list-item>
      </text:list>
      <text:p text:style-name="Standard">Nodes shall accept and process Datagram Rejected messages that do not contain the full error code. Missing error code bits are to be interpreted as zero.</text:p>
      <text:h text:style-name="Heading_20_3" text:outline-level="3">Error Code<text:change text:change-id="ct140451731665264"/></text:h>
      <text:p text:style-name="Standard">The Error Code field <text:change text:change-id="ct140451777156656"/><text:change text:change-id="ct140451273915152"/><text:change text:change-id="ct140451273914944"/><text:change text:change-id="ct140451569576960"/><text:change-start text:change-id="ct140451732363408"/><text:span text:style-name="T1">shall be in accordance with the</text:span><text:change-end text:change-id="ct140451732363408"/> Message Network Standard.</text:p>
      <text:p text:style-name="P2"><text:change text:change-id="ct140451776782128"/><text:soft-page-break/></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change-start text:change-id="ct140451732405568"/> <text:s/><text:span text:style-name="T3">A n</text:span><text:change-end text:change-id="ct140451732405568"/><text:change-start text:change-id="ct140451274230112"/><text:span text:style-name="T3">ode </text:span><text:change-end text:change-id="ct140451274230112"/><text:change text:change-id="ct140451776866032"/><text:change-start text:change-id="ct140451273658944"/><text:span text:style-name="T3">shall</text:span><text:change-end text:change-id="ct140451273658944"/><text:change-start text:change-id="ct140451776660496"/><text:span text:style-name="T3"> not send a send a second Datagram</text:span><text:change-end text:change-id="ct140451776660496"/><text:change text:change-id="ct140451731676336"/><text:change-start text:change-id="ct140451731966144"/><text:span text:style-name="T3"> to the same receiving node</text:span><text:change-end text:change-id="ct140451731966144"/><text:change text:change-id="ct140451776839808"/><text:change-start text:change-id="ct140451777391104"/><text:span text:style-name="T3"> before receiving a reply from the</text:span><text:span text:style-name="T3"><office:annotation><dc:creator>David Harris</dc:creator><dc:date>2016-01-29T14:27:15</dc:date><text:list text:style-name=""><text:list-item><text:p text:style-name="P54"><text:span text:style-name="T26">As per Issue “Datagram rejection in case of out-of-order arrival” in Issues-Doc. <text:s/></text:span></text:p></text:list-item></text:list></office:annotation></text:span><text:span text:style-name="T3"> receiving node</text:span><text:change-end text:change-id="ct140451777391104"/><text:change-start text:change-id="ct140451273672560"/><text:span text:style-name="T3"> or a timeout occurs</text:span><text:change-end text:change-id="ct140451273672560"/><text:change text:change-id="ct140451732469808"/><text:change-start text:change-id="ct140451273824576"/><text:span text:style-name="T3">. <text:s/></text:span><text:change-end text:change-id="ct140451273824576"/></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text:change text:change-id="ct140451273795856"/></text:p>
      <text:p text:style-name="Standard">Upon receipt of a Datagram Rejected message with <text:change text:change-id="ct140451273659152"/><text:change text:change-id="ct140451275491456"/><text:change-start text:change-id="ct140451776595008"/><text:span text:style-name="T3">a </text:span><text:change-end text:change-id="ct140451776595008"/><text:change-start text:change-id="ct140451776585440"/><text:span text:style-name="T3">Temporary Error</text:span><text:change-end text:change-id="ct140451776585440"/><text:change text:change-id="ct140451273976624"/>, the original transmitting node may resend the same Datagram Content message, or may abandon the transmission attempt.</text:p>
      <text:p text:style-name="Standard">Upon receipt of a Datagram Rejected message with <text:change text:change-id="ct140451273530128"/><text:change-start text:change-id="ct140451731577568"/><text:span text:style-name="T2">a Permanent Error</text:span><text:change-end text:change-id="ct140451731577568"/>,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22">Name</text:p>
            </table:table-cell>
            <table:table-cell table:style-name="CanTransport.A1" office:value-type="string">
              <text:p text:style-name="P24">CAN-MTI</text:p>
            </table:table-cell>
            <table:table-cell table:style-name="CanTransport.A1" office:value-type="string">
              <text:p text:style-name="P25">Can Header</text:p>
            </table:table-cell>
            <table:table-cell table:style-name="CanTransport.D1" office:value-type="string">
              <text:p text:style-name="P23">Data Content</text:p>
            </table:table-cell>
          </table:table-row>
        </table:table-header-rows>
        <table:table-row table:style-name="CanTransport.1">
          <table:table-cell table:style-name="CanTransport.A4" office:value-type="string">
            <text:p text:style-name="P14">Datagram Content</text:p>
          </table:table-cell>
          <table:table-cell table:style-name="CanTransport.B2" office:value-type="string">
            <text:p text:style-name="P21">0xddd<text:note text:id="ftn1" text:note-class="footnote"><text:note-citation>1</text:note-citation><text:note-body><text:p text:style-name="P32">ddd – The 12-bit destination alias field</text:p></text:note-body></text:note></text:p>
          </table:table-cell>
          <table:table-cell table:style-name="CanTransport.C2" office:value-type="string">
            <text:p text:style-name="P33">0x1Add,dsss<text:note text:id="ftn2" text:note-class="footnote"><text:note-citation>2</text:note-citation><text:note-body><text:p text:style-name="P10"><text:span text:style-name="T20">s</text:span>ss – The 12-bit source alias field </text:p></text:note-body></text:note> <text:span text:style-name="T20">– </text:span>Single<text:note text:id="ftn3" text:note-class="footnote"><text:note-citation>3</text:note-citation><text:note-body><text:p text:style-name="P11">Because CAN frames are limited to 8 bytes, datagrams larger than 8 bytes must be broken up among multiple messages. Thus, four distinct message types are defined to aid in flow control.</text:p></text:note-body></text:note></text:p>
            <text:p text:style-name="P33">0x1Bdd,dsss <text:span text:style-name="T20">– </text:span>First</text:p>
            <text:p text:style-name="P33">0x1Cdd,dsss <text:span text:style-name="T20">– </text:span>Middle</text:p>
            <text:p text:style-name="P33">0x1Ddd,dsss <text:span text:style-name="T20">– </text:span>Last</text:p>
          </table:table-cell>
          <table:table-cell table:style-name="CanTransport.D2" office:value-type="string">
            <text:p text:style-name="P16">0–8 bytes<text:change-start text:change-id="ct140451273513952"/></text:p>
            <text:p text:style-name="P17">0–8 bytes</text:p>
            <text:p text:style-name="P17"><text:span text:style-name="T24">1</text:span>–8 bytes</text:p>
            <text:p text:style-name="P17">0–8 bytes<text:change-end text:change-id="ct140451273513952"/></text:p>
          </table:table-cell>
        </table:table-row>
        <table:table-row table:style-name="CanTransport.1">
          <table:table-cell table:style-name="CanTransport.A4" office:value-type="string">
            <text:p text:style-name="P14">Datagram Received OK</text:p>
          </table:table-cell>
          <table:table-cell table:style-name="CanTransport.B3" office:value-type="string">
            <text:p text:style-name="P21">0xA28</text:p>
          </table:table-cell>
          <table:table-cell table:style-name="CanTransport.C3" office:value-type="string">
            <text:p text:style-name="P16">0x19A2,8sss</text:p>
          </table:table-cell>
          <table:table-cell table:style-name="CanTransport.D3" office:value-type="string">
            <text:p text:style-name="P16">0xfddd<text:note text:id="ftn4" text:note-class="footnote"><text:note-citation>4</text:note-citation><text:note-body><text:p text:style-name="P10">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4">Datagram Rejected</text:p>
          </table:table-cell>
          <table:table-cell table:style-name="CanTransport.B4" office:value-type="string">
            <text:p text:style-name="P21">0xA48</text:p>
          </table:table-cell>
          <table:table-cell table:style-name="CanTransport.C4" office:value-type="string">
            <text:p text:style-name="P16">0x19A4,8sss</text:p>
          </table:table-cell>
          <table:table-cell table:style-name="CanTransport.D4" office:value-type="string">
            <text:p text:style-name="P16">0xfddd, Error Code</text:p>
          </table:table-cell>
        </table:table-row>
      </table:table>
      <text:p text:style-name="Standard"/>
      <text:h text:style-name="Heading_20_2" text:outline-level="2">CAN States</text:h>
      <text:p text:style-name="P34">A node implementing the OpenLCB-CAN datagram protocol shall maintain a Datagram-started state for each datagram that it is receiving as a sequence of frames. If the node receives multiple overlapping datagrams<text:change-start text:change-id="ct140451732144640"/> <text:span text:style-name="T21">from different source nodes</text:span><text:change-end text:change-id="ct140451732144640"/>, the states shall be independent.</text:p>
      <text:h text:style-name="Heading_20_2" text:outline-level="2">CAN Interactions</text:h>
      <text:h text:style-name="Heading_20_3" text:outline-level="3">Normal Transmission</text:h>
      <text:p text:style-name="P28">Normal transmission of a datagram over CAN consists of the transmitting node sending the Datagram Content message using one of two sequences of Datagram frames:</text:p>
      <text:list xml:id="list8554349399668041961" text:style-name="L7">
        <text:list-item>
          <text:p text:style-name="P46">One Datagram Content Single Frame</text:p>
        </text:list-item>
        <text:list-item>
          <text:p text:style-name="P46">One Datagram Content First Frame, followed by zero or more Datagram Content Middle Frame, followed by one Datagram Content Last Frame</text:p>
        </text:list-item>
      </text:list>
      <text:p text:style-name="P3"><text:change text:change-id="ct140451273991904"/><text:change text:change-id="ct140451777306320"/>A node shall not transmit frames with lower CAN priority between the frames making up a datagram. <text:s/>A node may, but is not required to, transmit frames with higher CAN priority between the frames making up a datagram.</text:p>
      <text:p text:style-name="P3">A receiving node receiving either of the above sequences shall send either a Datagram Received OK or Datagram Rejected message in reply.</text:p>
      <text:h text:style-name="P49" text:outline-level="3">Rejected Transmission</text:h>
      <text:p text:style-name="P28">If a receiving node receives a sequence of Datagram frames other than one of</text:p>
      <text:list xml:id="list145822250356521" text:continue-numbering="true" text:style-name="L7">
        <text:list-item>
          <text:p text:style-name="P46">One Datagram Content Single Frame</text:p>
        </text:list-item>
        <text:list-item>
          <text:p text:style-name="P47"><text:soft-page-break/>One Datagram Content First Frame, followed by zero or more Datagram Content Middle Frame, followed by one Datagram Content Last Frame<text:note text:id="ftn5" text:note-class="footnote"><text:note-citation>5</text:note-citation><text:note-body><text:p text:style-name="P31">The total payload bytes sent, including any First, Middle, and Last Frames, cannot exceed 72 bytes.</text:p></text:note-body></text:note></text:p>
        </text:list-item>
      </text:list>
      <text:p text:style-name="P3">the receiving node shall send a Datagram Rejected message with <text:change-start text:change-id="ct140451777016080"/><text:span text:style-name="T5">a Temporary Err</text:span><text:change-end text:change-id="ct140451777016080"/><text:change-start text:change-id="ct140451777351808"/><text:span text:style-name="T5">or, indicating a resend is allowed. <text:s/></text:span><text:change-end text:change-id="ct140451777351808"/><text:change text:change-id="ct140451776694048"/></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ext:s/>1 Introduction (Informative)<text:tab/>1</text:p>
          <text:p text:style-name="P50"><text:s/>2 Intended Use (Informative)<text:tab/>1</text:p>
          <text:p text:style-name="P50"><text:s/>3 References and Context (Normative)<text:tab/>1</text:p>
          <text:p text:style-name="P50"><text:s/>4 Message Formats (Normative)<text:tab/>1</text:p>
          <text:p text:style-name="P53"><text:s/>4.1 Datagram Content<text:tab/>2</text:p>
          <text:p text:style-name="P53"><text:s/>4.2 Datagram Received OK<text:tab/>2</text:p>
          <text:p text:style-name="P53"><text:s/>4.3 Datagram Rejected<text:tab/>2</text:p>
          <text:p text:style-name="P39"><text:s/>4.3.1 Error Codes<text:tab/>2</text:p>
          <text:p text:style-name="P50"><text:s/>5 States (Normative)<text:tab/>3</text:p>
          <text:p text:style-name="P50"><text:s/>6 Interactions (Normative)<text:tab/>3</text:p>
          <text:p text:style-name="P53"><text:s/>6.1 Normal Transmission<text:tab/>3</text:p>
          <text:p text:style-name="P53"><text:s/>6.2 Rejected Transmission<text:tab/>3</text:p>
          <text:p text:style-name="P50"><text:s/>7 Adaptation to CAN Transport (Normative)<text:tab/>3</text:p>
          <text:p text:style-name="P53"><text:s/>7.1 CAN Message Formats<text:tab/>3</text:p>
          <text:p text:style-name="P53"><text:s/>7.2 CAN States<text:tab/>4</text:p>
          <text:p text:style-name="P53"><text:s/>7.3 CAN Interactions<text:tab/>4</text:p>
          <text:p text:style-name="P39"><text:s/>7.3.1 Normal Transmission<text:tab/>4</text:p>
          <text:p text:style-name="P39"><text:s/>7.3.2 Rejected Transmission<text:tab/>4</text:p>
        </text:index-body>
      </text:table-of-conten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Datagram Transport Standard</text:p>
      </style:header>
      <style:footer>
        <text:tracked-changes>
          <text:changed-region xml:id="ct140451776318336" text:id="ct140451776318336">
            <text:deletion>
              <office:change-info>
                <dc:creator>Balazs Racz</dc:creator>
                <dc:date>2016-02-05T10:13:00</dc:date>
              </office:change-info>
              <text:p text:style-name="MP2"><text:span text:style-name="Page_20_Number"><text:span text:style-name="MT2">2015</text:span></text:span></text:p>
            </text:deletion>
          </text:changed-region>
          <text:changed-region xml:id="ct140451744070432" text:id="ct140451744070432">
            <text:insertion>
              <office:change-info>
                <dc:creator>Balazs Racz</dc:creator>
                <dc:date>2016-02-05T10:13:00</dc:date>
              </office:change-info>
            </text:insertion>
          </text:changed-region>
          <text:changed-region xml:id="ct140451775958368" text:id="ct140451775958368">
            <text:deletion>
              <office:change-info>
                <dc:creator>Balazs Racz</dc:creator>
                <dc:date>2016-02-05T10:13:00</dc:date>
              </office:change-info>
              <text:p text:style-name="MP2"><text:span text:style-name="Page_20_Number"><text:span text:style-name="MT3">Feb 17, 2015</text:span></text:span></text:p>
            </text:deletion>
          </text:changed-region>
          <text:changed-region xml:id="ct140451749279216" text:id="ct140451749279216">
            <text:insertion>
              <office:change-info>
                <dc:creator>Balazs Racz</dc:creator>
                <dc:date>2016-02-05T10:13: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140451776318336"/><text:change-start text:change-id="ct140451744070432"/><text:span text:style-name="Page_20_Number"><text:span text:style-name="MT2"><text:user-defined style:data-style-name="N0" text:name="OLCByear">2016</text:user-defined></text:span></text:span><text:change-end text:change-id="ct14045174407043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change text:change-id="ct140451775958368"/><text:change-start text:change-id="ct140451749279216"/><text:span text:style-name="Page_20_Number"><text:span text:style-name="MT3"><text:user-defined style:data-style-name="N0" text:name="OLCBdate">Feb 6, 2016</text:user-defined></text:span></text:span><text:change-end text:change-id="ct140451749279216"/></text:p>
      </style:footer>
    </style:master-page>
    <style:master-page style:name="First_20_Page" style:display-name="First Page" style:page-layout-name="Mpm2" style:next-style-name="Standard">
      <style:header>
        <text:tracked-changes>
          <text:changed-region xml:id="ct140451777099712" text:id="ct140451777099712">
            <text:deletion>
              <office:change-info>
                <dc:creator>Balazs Racz</dc:creator>
                <dc:date>2016-02-05T10:12:00</dc:date>
              </office:change-info>
              <text:p text:style-name="MP6">Feb 17, 2015</text:p>
            </text:deletion>
          </text:changed-region>
          <text:changed-region xml:id="ct140451275710992" text:id="ct140451275710992">
            <text:insertion>
              <office:change-info>
                <dc:creator>Balazs Racz</dc:creator>
                <dc:date>2016-02-05T10:12:00</dc:date>
              </office:change-info>
            </text:insertion>
          </text:changed-region>
          <text:changed-region xml:id="ct140451732138768" text:id="ct140451732138768">
            <text:deletion>
              <office:change-info>
                <dc:creator>Balazs Racz</dc:creator>
                <dc:date>2016-02-05T10:12:00</dc:date>
              </office:change-info>
              <text:p text:style-name="MP6">Adopted</text:p>
            </text:deletion>
          </text:changed-region>
          <text:changed-region xml:id="ct140451273920496" text:id="ct140451273920496">
            <text:insertion>
              <office:change-info>
                <dc:creator>Balazs Racz</dc:creator>
                <dc:date>2016-02-05T10:1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40451777099712"/><text:change-start text:change-id="ct140451275710992"/><text:user-defined style:data-style-name="N0" text:name="OLCBdate">Feb 6, 2016</text:user-defined><text:change-end text:change-id="ct140451275710992"/></text:p>
            </table:table-cell>
            <table:table-cell table:style-name="Table1.C1" office:value-type="string">
              <text:p text:style-name="MP6"><text:change text:change-id="ct140451732138768"/><text:change-start text:change-id="ct140451273920496"/><text:user-defined style:data-style-name="N0" text:name="OLCBstatus">Draft</text:user-defined><text:change-end text:change-id="ct140451273920496"/></text:p>
            </table:table-cell>
          </table:table-row>
        </table:table>
        <text:p text:style-name="Header"/>
      </style:header>
      <style:footer>
        <text:tracked-changes>
          <text:changed-region xml:id="ct140451731724768" text:id="ct140451731724768">
            <text:deletion>
              <office:change-info>
                <dc:creator>Balazs Racz</dc:creator>
                <dc:date>2016-02-05T10:12:00</dc:date>
              </office:change-info>
              <text:p text:style-name="MP7"><text:span text:style-name="Page_20_Number"><text:span text:style-name="MT2">2015</text:span></text:span></text:p>
            </text:deletion>
          </text:changed-region>
          <text:changed-region xml:id="ct140451777512832" text:id="ct140451777512832">
            <text:insertion>
              <office:change-info>
                <dc:creator>Balazs Racz</dc:creator>
                <dc:date>2016-02-05T10:12:00</dc:date>
              </office:change-info>
            </text:insertion>
          </text:changed-region>
          <text:changed-region xml:id="ct140451274082048" text:id="ct140451274082048">
            <text:deletion>
              <office:change-info>
                <dc:creator>Balazs Racz</dc:creator>
                <dc:date>2016-02-05T10:12:00</dc:date>
              </office:change-info>
              <text:p text:style-name="MP7"><text:span text:style-name="Page_20_Number"><text:span text:style-name="MT6">Feb 17, 2015</text:span></text:span></text:p>
            </text:deletion>
          </text:changed-region>
          <text:changed-region xml:id="ct140451776651504" text:id="ct140451776651504">
            <text:insertion>
              <office:change-info>
                <dc:creator>Balazs Racz</dc:creator>
                <dc:date>2016-02-05T10:12:00</dc:date>
              </office:change-info>
            </text:insertion>
          </text:changed-region>
        </text:tracked-changes>
        <text:p text:style-name="MP7"><text:span text:style-name="Page_20_Number"><text:span text:style-name="MT1">Copyright </text:span></text:span><text:span text:style-name="Page_20_Number"><text:span text:style-name="MT2">2011-</text:span></text:span><text:change text:change-id="ct140451731724768"/><text:change-start text:change-id="ct140451777512832"/><text:span text:style-name="Page_20_Number"><text:span text:style-name="MT2"><text:user-defined style:data-style-name="N0" text:name="OLCByear">2016</text:user-defined></text:span></text:span><text:change-end text:change-id="ct14045177751283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change text:change-id="ct140451274082048"/><text:change-start text:change-id="ct140451776651504"/><text:span text:style-name="Page_20_Number"><text:span text:style-name="MT6"><text:user-defined style:data-style-name="N0" text:name="OLCBdate">Feb 6, 2016</text:user-defined></text:span></text:span><text:change-end text:change-id="ct140451776651504"/></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60</meta:editing-cycles>
    <meta:editing-duration>P1DT6H24M18S</meta:editing-duration>
    <meta:generator>LibreOffice/4.4.0.3$MacOSX_X86_64 LibreOffice_project/de093506bcdc5fafd9023ee680b8c60e3e0645d7</meta:generator>
    <dc:date>2016-02-06T14:58:21.053093000</dc:date>
    <dc:creator>David Harris</dc:creator>
    <meta:printed-by>Bob Jacobsen</meta:printed-by>
    <meta:print-date>2013-04-13T07:56:44</meta:print-date>
    <meta:keyword>Datagram Transport</meta:keyword>
    <meta:document-statistic meta:table-count="5" meta:image-count="1" meta:object-count="0" meta:page-count="6" meta:paragraph-count="144" meta:word-count="1285" meta:character-count="8040" meta:non-whitespace-character-count="6852"/>
    <meta:user-defined meta:name="OLCBdate">Feb 6, 2016</meta:user-defined>
    <meta:user-defined meta:name="OLCBstatus">Draft</meta:user-defined>
    <meta:user-defined meta:name="OLCByear">2016</meta:user-defined>
  </office:meta>
</office:document-meta>
</file>